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597" officeooo:paragraph-rsid="0019d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28j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38:19.845356145</meta:creation-date>
    <dc:date>2025-08-24T19:40:10.886513964</dc:date>
    <meta:editing-duration>PT1M5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